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6.764cm" fo:margin-left="-0.199cm" style:page-number="auto" table:align="left" style:writing-mode="lr-tb"/>
    </style:style>
    <style:style style:name="Tabla1.A" style:family="table-column">
      <style:table-column-properties style:column-width="2.831cm"/>
    </style:style>
    <style:style style:name="Tabla1.B" style:family="table-column">
      <style:table-column-properties style:column-width="13.933cm"/>
    </style:style>
    <style:style style:name="Tabla1.1" style:family="table-row">
      <style:table-row-properties fo:keep-together="auto"/>
    </style:style>
    <style:style style:name="Tabla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2" style:family="table">
      <style:table-properties style:width="16.764cm" fo:margin-left="-0.199cm" table:align="left" style:writing-mode="lr-tb"/>
    </style:style>
    <style:style style:name="Tabla2.A" style:family="table-column">
      <style:table-column-properties style:column-width="3.189cm"/>
    </style:style>
    <style:style style:name="Tabla2.B" style:family="table-column">
      <style:table-column-properties style:column-width="13.5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898cm" fo:margin-left="-0.199cm" table:align="left" style:writing-mode="lr-tb"/>
    </style:style>
    <style:style style:name="Tabla3.A" style:family="table-column">
      <style:table-column-properties style:column-width="4.313cm"/>
    </style:style>
    <style:style style:name="Tabla3.B" style:family="table-column">
      <style:table-column-properties style:column-width="2.593cm"/>
    </style:style>
    <style:style style:name="Tabla3.C" style:family="table-column">
      <style:table-column-properties style:column-width="3.357cm"/>
    </style:style>
    <style:style style:name="Tabla3.D" style:family="table-column">
      <style:table-column-properties style:column-width="2.438cm"/>
    </style:style>
    <style:style style:name="Tabla3.E" style:family="table-column">
      <style:table-column-properties style:column-width="2.91cm"/>
    </style:style>
    <style:style style:name="Tabla3.F" style:family="table-column">
      <style:table-column-properties style:column-width="1.288cm"/>
    </style:style>
    <style:style style:name="Tabla3.1" style:family="table-row">
      <style:table-row-properties fo:keep-together="auto"/>
    </style:style>
    <style:style style:name="Tabla3.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3"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4" style:family="table-cell">
      <style:table-cell-properties style:vertical-align="top" fo:padding-left="0.191cm" fo:padding-right="0.191cm" fo:padding-top="0cm" fo:padding-bottom="0cm" fo:border="0.5pt solid #000000" style:writing-mode="lr-tb"/>
    </style:style>
    <style:style style:name="Tab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5" style:family="table-cell">
      <style:table-cell-properties style:vertical-align="top" fo:padding-left="0.191cm" fo:padding-right="0.191cm" fo:padding-top="0cm" fo:padding-bottom="0cm" fo:border="0.5pt solid #000000" style:writing-mode="lr-tb"/>
    </style:style>
    <style:style style:name="Tabla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6"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7" style:family="table-cell">
      <style:table-cell-properties style:vertical-align="top" fo:padding-left="0.191cm" fo:padding-right="0.191cm" fo:padding-top="0cm" fo:padding-bottom="0cm" fo:border="0.5pt solid #000000" style:writing-mode="lr-tb"/>
    </style:style>
    <style:style style:name="Tabla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E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F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4" style:family="table">
      <style:table-properties style:width="16.764cm" fo:margin-left="-0.199cm" table:align="left" style:writing-mode="lr-tb"/>
    </style:style>
    <style:style style:name="Tabla4.A" style:family="table-column">
      <style:table-column-properties style:column-width="4.247cm"/>
    </style:style>
    <style:style style:name="Tabla4.B" style:family="table-column">
      <style:table-column-properties style:column-width="12.517cm"/>
    </style:style>
    <style:style style:name="Tabla4.1" style:family="table-row">
      <style:table-row-properties fo:keep-together="auto"/>
    </style:style>
    <style:style style:name="Tabla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764cm" fo:margin-left="-0.199cm" table:align="left" style:writing-mode="lr-tb"/>
    </style:style>
    <style:style style:name="Tabla5.A" style:family="table-column">
      <style:table-column-properties style:column-width="3.013cm"/>
    </style:style>
    <style:style style:name="Tabla5.B" style:family="table-column">
      <style:table-column-properties style:column-width="10.054cm"/>
    </style:style>
    <style:style style:name="Tabla5.C" style:family="table-column">
      <style:table-column-properties style:column-width="3.697cm"/>
    </style:style>
    <style:style style:name="Tabla5.1" style:family="table-row">
      <style:table-row-properties fo:keep-together="auto"/>
    </style:style>
    <style:style style:name="Tabla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top" fo:padding-left="0.191cm" fo:padding-right="0.191cm" fo:padding-top="0cm" fo:padding-bottom="0cm" fo:border="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91cm" fo:padding-right="0.191cm" fo:padding-top="0cm" fo:padding-bottom="0cm" fo:border="0.5pt solid #000000" style:writing-mode="lr-tb"/>
    </style:style>
    <style:style style:name="Tab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5" style:family="table-cell">
      <style:table-cell-properties style:vertical-align="top" fo:padding-left="0.191cm" fo:padding-right="0.191cm" fo:padding-top="0cm" fo:padding-bottom="0cm" fo:border="0.5pt solid #000000" style:writing-mode="lr-tb"/>
    </style:style>
    <style:style style:name="Tab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top" fo:padding-left="0.191cm" fo:padding-right="0.191cm" fo:padding-top="0cm" fo:padding-bottom="0cm" fo:border="0.5pt solid #000000" style:writing-mode="lr-tb"/>
    </style:style>
    <style:style style:name="Firmas" style:family="table">
      <style:table-properties style:width="16.499cm" table:align="margins" style:writing-mode="lr-tb"/>
    </style:style>
    <style:style style:name="Firmas.A" style:family="table-column">
      <style:table-column-properties style:column-width="8.25cm" style:rel-column-width="32767*"/>
    </style:style>
    <style:style style:name="Firmas.B" style:family="table-column">
      <style:table-column-properties style:column-width="8.25cm" style:rel-column-width="32768*"/>
    </style:style>
    <style:style style:name="Firmas.1" style:family="table-row">
      <style:table-row-properties style:min-row-height="5.001cm"/>
    </style:style>
    <style:style style:name="Firmas.A1" style:family="table-cell">
      <style:table-cell-properties fo:padding="0.097cm" fo:border-left="0.05pt solid #000000" fo:border-right="none" fo:border-top="0.05pt solid #000000" fo:border-bottom="0.05pt solid #000000"/>
    </style:style>
    <style:style style:name="Firmas.B1" style:family="table-cell">
      <style:table-cell-properties fo:padding="0.097cm" fo:border="0.05pt solid #000000"/>
    </style:style>
    <style:style style:name="Firmas.A2" style:family="table-cell">
      <style:table-cell-properties fo:padding="0.097cm" fo:border-left="0.05pt solid #000000" fo:border-right="none" fo:border-top="none" fo:border-bottom="0.05pt solid #000000"/>
    </style:style>
    <style:style style:name="Firma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paragraph-properties>
    </style:style>
    <style:style style:name="P3" style:family="paragraph" style:parent-style-name="Footer">
      <style:paragraph-properties fo:text-align="end" style:justify-single-word="false"/>
      <style:text-properties style:font-name="Univers 45 Light" style:font-name-complex="Univers 45 Light" style:font-size-complex="10pt"/>
    </style:style>
    <style:style style:name="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style style:name="P5" style:family="paragraph" style:parent-style-name="Standard">
      <style:paragraph-properties fo:text-align="center" style:justify-single-word="false"/>
      <style:text-properties style:font-name="Consolas" fo:font-size="12pt" fo:font-weight="bold" style:font-name-asian="Symbol" style:font-size-asian="12pt" style:font-weight-asian="bold" style:font-name-complex="Consolas"/>
    </style:style>
    <style:style style:name="P6" style:family="paragraph" style:parent-style-name="Standard">
      <style:paragraph-properties fo:text-align="center" style:justify-single-word="false"/>
      <style:text-properties style:font-name="Consolas" fo:font-size="8pt" style:font-name-asian="Symbol" style:font-size-asian="8pt" style:font-name-complex="Consolas" style:font-size-complex="8pt"/>
    </style:style>
    <style:style style:name="P7" style:family="paragraph" style:parent-style-name="Standard">
      <style:paragraph-properties fo:text-align="justify" style:justify-single-word="false" style:snap-to-layout-grid="false"/>
      <style:text-properties style:font-name="Consolas" fo:font-size="8pt" style:font-name-asian="Symbol" style:font-size-asian="8pt" style:font-name-complex="Consolas" style:font-size-complex="8pt"/>
    </style:style>
    <style:style style:name="P8" style:family="paragraph" style:parent-style-name="Standard">
      <style:paragraph-properties fo:text-align="justify" style:justify-single-word="false" style:snap-to-layout-grid="false"/>
      <style:text-properties style:font-name="Consolas" fo:font-size="8pt" officeooo:rsid="00111c15" officeooo:paragraph-rsid="00111c15" style:font-name-asian="Symbol" style:font-size-asian="8pt" style:font-name-complex="Consolas" style:font-size-complex="8pt"/>
    </style:style>
    <style:style style:name="P9" style:family="paragraph" style:parent-style-name="Standard">
      <style:paragraph-properties fo:text-align="justify" style:justify-single-word="false" style:snap-to-layout-grid="false"/>
      <style:text-properties style:font-name="Consolas" fo:font-size="8pt" officeooo:rsid="000fca1b" officeooo:paragraph-rsid="000fca1b" style:font-name-asian="Symbol" style:font-size-asian="8pt" style:font-name-complex="Consolas" style:font-size-complex="8pt"/>
    </style:style>
    <style:style style:name="P10" style:family="paragraph" style:parent-style-name="Standard">
      <style:paragraph-properties fo:text-align="justify" style:justify-single-word="false" style:snap-to-layout-grid="false"/>
      <style:text-properties style:font-name="Consolas" fo:font-size="8pt" officeooo:rsid="001332c1" officeooo:paragraph-rsid="001332c1" style:font-name-asian="Symbol" style:font-size-asian="8pt" style:font-name-complex="Consolas" style:font-size-complex="8pt"/>
    </style:style>
    <style:style style:name="P11" style:family="paragraph" style:parent-style-name="Standard">
      <style:paragraph-properties fo:text-align="justify" style:justify-single-word="false" style:snap-to-layout-grid="false"/>
      <style:text-properties style:font-name="Consolas" fo:font-size="8pt" officeooo:rsid="0013a764" officeooo:paragraph-rsid="0013a764" style:font-name-asian="Symbol" style:font-size-asian="8pt" style:font-name-complex="Consolas" style:font-size-complex="8pt"/>
    </style:style>
    <style:style style:name="P12" style:family="paragraph" style:parent-style-name="Standard">
      <style:paragraph-properties fo:text-align="justify" style:justify-single-word="false" style:snap-to-layout-grid="false"/>
      <style:text-properties style:font-name="Consolas" fo:font-size="8pt" officeooo:rsid="00179cf7" officeooo:paragraph-rsid="00179cf7" style:font-name-asian="Symbol" style:font-size-asian="8pt" style:font-name-complex="Consolas" style:font-size-complex="8pt"/>
    </style:style>
    <style:style style:name="P13" style:family="paragraph" style:parent-style-name="Standard">
      <style:paragraph-properties fo:text-align="center" style:justify-single-word="false"/>
      <style:text-properties style:font-name="Consolas" fo:font-size="8pt" fo:font-weight="bold" style:font-name-asian="Symbol" style:font-size-asian="8pt" style:font-weight-asian="bold" style:font-name-complex="Consolas" style:font-size-complex="8pt"/>
    </style:style>
    <style:style style:name="P14" style:family="paragraph" style:parent-style-name="Standard">
      <style:paragraph-properties fo:text-align="start" style:justify-single-word="false" style:snap-to-layout-grid="false"/>
      <style:text-properties style:font-name="Consolas" fo:font-size="8pt" fo:font-weight="normal" officeooo:rsid="000fca1b" officeooo:paragraph-rsid="000fca1b" style:font-name-asian="Symbol" style:font-size-asian="8pt" style:font-weight-asian="normal" style:font-name-complex="Consolas" style:font-size-complex="8pt" style:font-weight-complex="normal"/>
    </style:style>
    <style:style style:name="P15" style:family="paragraph" style:parent-style-name="Standard">
      <style:paragraph-properties fo:text-align="justify" style:justify-single-word="false" style:snap-to-layout-grid="false"/>
      <style:text-properties style:font-name="Consolas" fo:font-size="8pt" fo:font-weight="normal" style:font-name-asian="Symbol" style:font-size-asian="8pt" style:font-weight-asian="normal" style:font-name-complex="Consolas" style:font-size-complex="8pt" style:font-weight-complex="normal"/>
    </style:style>
    <style:style style:name="P16" style:family="paragraph" style:parent-style-name="Standard">
      <style:paragraph-properties fo:text-align="justify" style:justify-single-word="false" style:snap-to-layout-grid="false"/>
      <style:text-properties style:font-name="Consolas" fo:font-size="8pt" fo:font-weight="normal" officeooo:rsid="00179cf7" officeooo:paragraph-rsid="00179cf7" style:font-name-asian="Symbol" style:font-size-asian="8pt" style:font-weight-asian="normal" style:font-name-complex="Consolas" style:font-size-complex="8pt" style:font-weight-complex="normal"/>
    </style:style>
    <style:style style:name="P17" style:family="paragraph" style:parent-style-name="Standard">
      <style:paragraph-properties fo:text-align="center" style:justify-single-word="false"/>
      <style:text-properties style:font-name="Consolas" fo:font-size="8pt" style:font-name-asian="Consolas" style:font-size-asian="8pt" style:font-name-complex="Consolas" style:font-size-complex="8pt"/>
    </style:style>
    <style:style style:name="P18" style:family="paragraph" style:parent-style-name="Standard">
      <style:paragraph-properties fo:text-align="justify" style:justify-single-word="false"/>
      <style:text-properties style:font-name="Consolas" fo:font-size="8pt" style:font-name-asian="Consolas" style:font-size-asian="8pt" style:font-name-complex="Consolas" style:font-size-complex="8pt"/>
    </style:style>
    <style:style style:name="P19" style:family="paragraph" style:parent-style-name="Standard">
      <style:text-properties style:font-name="Consolas" style:font-name-asian="Symbol" style:font-name-complex="Consolas" style:font-size-complex="10pt"/>
    </style:style>
    <style:style style:name="P20" style:family="paragraph" style:parent-style-name="Standard">
      <style:paragraph-properties fo:text-align="justify" style:justify-single-word="false"/>
      <style:text-properties style:font-name="Consolas" style:font-name-asian="Symbol" style:font-name-complex="Consolas" style:font-size-complex="10pt"/>
    </style:style>
    <style:style style:name="P21" style:family="paragraph" style:parent-style-name="Standard">
      <style:paragraph-properties fo:text-align="justify" style:justify-single-word="false" style:snap-to-layout-grid="false"/>
      <style:text-properties style:font-name="Consolas" officeooo:rsid="000fca1b" officeooo:paragraph-rsid="000fca1b" style:font-name-asian="Symbol" style:font-name-complex="Consolas" style:font-size-complex="10pt"/>
    </style:style>
    <style:style style:name="P22" style:family="paragraph" style:parent-style-name="Standard">
      <style:paragraph-properties fo:text-align="justify" style:justify-single-word="false"/>
      <style:text-properties style:font-name="Consolas" fo:font-weight="bold" style:font-name-asian="Symbol" style:font-weight-asian="bold" style:font-name-complex="Consolas" style:font-size-complex="10pt"/>
    </style:style>
    <style:style style:name="P23" style:family="paragraph" style:parent-style-name="Standard">
      <style:paragraph-properties fo:text-align="center" style:justify-single-word="false"/>
      <style:text-properties style:font-name="Consolas" fo:font-weight="bold" style:font-name-asian="Symbol" style:font-weight-asian="bold" style:font-name-complex="Consolas" style:font-size-complex="10pt"/>
    </style:style>
    <style:style style:name="P24" style:family="paragraph" style:parent-style-name="Standard">
      <style:text-properties style:font-name="Times New Roman" fo:font-size="12pt" style:font-name-asian="Symbol" style:font-size-asian="12pt" style:font-name-complex="Times New Roman"/>
    </style:style>
    <style:style style:name="P25" style:family="paragraph" style:parent-style-name="Standard">
      <style:paragraph-properties fo:text-align="justify" style:justify-single-word="false"/>
      <style:text-properties style:font-name="Times New Roman" fo:font-size="12pt" style:font-name-asian="Symbol" style:font-size-asian="12pt" style:font-name-complex="Times New Roman"/>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background-color="#d9d9d9">
        <style:background-image/>
      </style:paragraph-properties>
    </style:style>
    <style:style style:name="P28" style:family="paragraph" style:parent-style-name="Standard">
      <style:paragraph-properties fo:text-align="justify" style:justify-single-word="false" fo:background-color="#d9d9d9">
        <style:background-image/>
      </style:paragraph-properties>
      <style:text-properties style:font-name="Consolas" fo:font-weight="bold" fo:background-color="#c0c0c0" style:font-name-asian="Symbol" style:font-weight-asian="bold" style:font-name-complex="Consolas" style:font-size-complex="10pt"/>
    </style:style>
    <style:style style:name="P29" style:family="paragraph" style:parent-style-name="Standard">
      <style:paragraph-properties fo:text-align="justify" style:justify-single-word="false" fo:background-color="#d9d9d9">
        <style:background-image/>
      </style:paragraph-properties>
      <style:text-properties style:font-name="Consolas" fo:font-weight="bold" style:font-name-asian="Symbol" style:font-weight-asian="bold" style:font-name-complex="Consolas" style:font-size-complex="10pt"/>
    </style:style>
    <style:style style:name="P30" style:family="paragraph" style:parent-style-name="Table_20_Contents">
      <style:text-properties officeooo:rsid="00157d41" officeooo:paragraph-rsid="00157d41"/>
    </style:style>
    <style:style style:name="P31" style:family="paragraph" style:parent-style-name="Table_20_Contents">
      <style:text-properties officeooo:rsid="001613b5" officeooo:paragraph-rsid="001613b5"/>
    </style:style>
    <style:style style:name="P32" style:family="paragraph" style:parent-style-name="Standard">
      <style:paragraph-properties fo:text-align="justify" style:justify-single-word="false" style:snap-to-layout-grid="false"/>
      <style:text-properties style:font-name="Consolas" fo:font-size="8pt" officeooo:rsid="0018abd3" officeooo:paragraph-rsid="0018abd3" style:font-name-asian="Symbol" style:font-size-asian="8pt" style:font-name-complex="Consolas" style:font-size-complex="8pt"/>
    </style:style>
    <style:style style:name="T1" style:family="text">
      <style:text-properties style:font-name="Consolas" style:font-name-asian="Symbol" style:font-name-complex="Consolas" style:font-size-complex="10pt"/>
    </style:style>
    <style:style style:name="T2" style:family="text">
      <style:text-properties style:font-name="Consolas" fo:font-weight="bold" style:font-name-asian="Symbol" style:font-weight-asian="bold" style:font-name-complex="Consolas" style:font-size-complex="10pt"/>
    </style:style>
    <style:style style:name="T3" style:family="text">
      <style:text-properties style:font-name="Consolas" fo:font-weight="bold" fo:background-color="#c0c0c0" style:font-name-asian="Symbol" style:font-weight-asian="bold" style:font-name-complex="Consolas" style:font-size-complex="10pt" loext:char-shading-value="0"/>
    </style:style>
    <style:style style:name="T4" style:family="text">
      <style:text-properties officeooo:rsid="000fca1b"/>
    </style:style>
    <style:style style:name="T5" style:family="text">
      <style:text-properties officeooo:rsid="00111c15"/>
    </style:style>
    <style:style style:name="T6" style:family="text">
      <style:text-properties officeooo:rsid="001332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AS101</text:p>
            <text:p text:style-name="P6"/>
          </table:table-cell>
          <table:table-cell table:style-name="Tabla1.B1" office:value-type="string">
            <text:p text:style-name="P5">ACTA FUNDACIONAL DE ASOCIACIÓN</text:p>
          </table:table-cell>
        </table:table-row>
      </table:table>
      <text:p text:style-name="Standard"/>
      <text:p text:style-name="P20">En el lugar, fecha y hora a continuación indicados, se reúnen las personas reseñadas más abajo, todas ellas con capacidad de obrar suficiente, para la constitución de una asociación sin ánimo de lucro amparada en el artículo 22 de la Constitución Española. </text:p>
      <text:p text:style-name="P20"/>
      <table:table table:name="Tabla2" table:style-name="Tabla2">
        <table:table-column table:style-name="Tabla2.A"/>
        <table:table-column table:style-name="Tabla2.B"/>
        <table:table-row table:style-name="Tabla2.1">
          <table:table-cell table:style-name="Tabla2.A1" office:value-type="string">
            <text:p text:style-name="P20">Localidad</text:p>
          </table:table-cell>
          <table:table-cell table:style-name="Tabla2.B1" office:value-type="string">
            <text:p text:style-name="P21">Palma de Mallorca</text:p>
          </table:table-cell>
        </table:table-row>
        <table:table-row table:style-name="Tabla2.1">
          <table:table-cell table:style-name="Tabla2.A1" office:value-type="string">
            <text:p text:style-name="P20">Día </text:p>
          </table:table-cell>
          <table:table-cell table:style-name="Tabla2.B2" office:value-type="string">
            <text:p text:style-name="P21">25 de Septiembre de 2014</text:p>
          </table:table-cell>
        </table:table-row>
        <table:table-row table:style-name="Tabla2.1">
          <table:table-cell table:style-name="Tabla2.A1" office:value-type="string">
            <text:p text:style-name="P20">Hora </text:p>
          </table:table-cell>
          <table:table-cell table:style-name="Tabla2.B3" office:value-type="string">
            <text:p text:style-name="P21">17:00</text:p>
          </table:table-cell>
        </table:table-row>
      </table:table>
      <text:p text:style-name="P26"/>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13">SOCIOS/AS FUNDADORES/AS (Al menos 3)</text:p>
          </table:table-cell>
          <table:covered-table-cell/>
          <table:covered-table-cell/>
          <table:covered-table-cell/>
          <table:covered-table-cell/>
          <table:covered-table-cell/>
        </table:table-row>
        <table:table-row table:style-name="Tabla3.1">
          <table:table-cell table:style-name="Tabla3.A2" office:value-type="string">
            <text:p text:style-name="P13">NOMBRE Y APELLIDOS</text:p>
          </table:table-cell>
          <table:table-cell table:style-name="Tabla3.A2" office:value-type="string">
            <text:p text:style-name="P13">DNI/PAS/NIE</text:p>
          </table:table-cell>
          <table:table-cell table:style-name="Tabla3.A2" office:value-type="string">
            <text:p text:style-name="P13">DOMICILIO</text:p>
          </table:table-cell>
          <table:table-cell table:style-name="Tabla3.A2" office:value-type="string">
            <text:p text:style-name="P13">MUNICIPIO</text:p>
          </table:table-cell>
          <table:table-cell table:style-name="Tabla3.A2" office:value-type="string">
            <text:p text:style-name="P13">NACIONALIDAD</text:p>
          </table:table-cell>
          <table:table-cell table:style-name="Tabla3.A1" office:value-type="string">
            <text:p text:style-name="P13">EDAD</text:p>
          </table:table-cell>
        </table:table-row>
        <table:table-row table:style-name="Tabla3.1">
          <table:table-cell table:style-name="Tabla3.A3" office:value-type="string">
            <text:p text:style-name="P14">Alfredo Arias Berenguer</text:p>
          </table:table-cell>
          <table:table-cell table:style-name="Tabla3.B3" office:value-type="string">
            <text:p text:style-name="P7"/>
          </table:table-cell>
          <table:table-cell table:style-name="Tabla3.C3" office:value-type="string">
            <text:p text:style-name="P7"/>
          </table:table-cell>
          <table:table-cell table:style-name="Tabla3.D3" office:value-type="string">
            <text:p text:style-name="P7"/>
          </table:table-cell>
          <table:table-cell table:style-name="Tabla3.E3" office:value-type="string">
            <text:p text:style-name="P7"/>
          </table:table-cell>
          <table:table-cell table:style-name="Tabla3.F3" office:value-type="string">
            <text:p text:style-name="P7"/>
          </table:table-cell>
        </table:table-row>
        <table:table-row table:style-name="Tabla3.1">
          <table:table-cell table:style-name="Tabla3.A4" office:value-type="string">
            <text:p text:style-name="P14">Hugo Chinchilla <text:span text:style-name="T5">Carbonell</text:span></text:p>
          </table:table-cell>
          <table:table-cell table:style-name="Tabla3.B4" office:value-type="string">
            <text:p text:style-name="P32">43206773P</text:p>
          </table:table-cell>
          <table:table-cell table:style-name="Tabla3.C4" office:value-type="string">
            <text:p text:style-name="P32">Francesc Sancho 16 6º A</text:p>
          </table:table-cell>
          <table:table-cell table:style-name="Tabla3.D4" office:value-type="string">
            <text:p text:style-name="P32">Palma</text:p>
          </table:table-cell>
          <table:table-cell table:style-name="Tabla3.E4" office:value-type="string">
            <text:p text:style-name="P32">Española</text:p>
          </table:table-cell>
          <table:table-cell table:style-name="Tabla3.F4" office:value-type="string">
            <text:p text:style-name="P32">26</text:p>
          </table:table-cell>
        </table:table-row>
        <table:table-row table:style-name="Tabla3.1">
          <table:table-cell table:style-name="Tabla3.A5" office:value-type="string">
            <text:p text:style-name="P14"><text:span text:style-name="T6">Jean-</text:span>René Merou</text:p>
          </table:table-cell>
          <table:table-cell table:style-name="Tabla3.B5" office:value-type="string">
            <text:p text:style-name="P7"/>
          </table:table-cell>
          <table:table-cell table:style-name="Tabla3.C5" office:value-type="string">
            <text:p text:style-name="P7"/>
          </table:table-cell>
          <table:table-cell table:style-name="Tabla3.D5" office:value-type="string">
            <text:p text:style-name="P7"/>
          </table:table-cell>
          <table:table-cell table:style-name="Tabla3.E5" office:value-type="string">
            <text:p text:style-name="P7"/>
          </table:table-cell>
          <table:table-cell table:style-name="Tabla3.F5" office:value-type="string">
            <text:p text:style-name="P7"/>
          </table:table-cell>
        </table:table-row>
        <table:table-row table:style-name="Tabla3.1">
          <table:table-cell table:style-name="Tabla3.A6" office:value-type="string">
            <text:p text:style-name="P14">Guillermo J de Ignacio Marí</text:p>
          </table:table-cell>
          <table:table-cell table:style-name="Tabla3.B6" office:value-type="string">
            <text:p text:style-name="P8">43085322C</text:p>
          </table:table-cell>
          <table:table-cell table:style-name="Tabla3.C6" office:value-type="string">
            <text:p text:style-name="P10">C/Mazagan,9,1º DER</text:p>
          </table:table-cell>
          <table:table-cell table:style-name="Tabla3.D6" office:value-type="string">
            <text:p text:style-name="P11">Palma</text:p>
          </table:table-cell>
          <table:table-cell table:style-name="Tabla3.E6" office:value-type="string">
            <text:p text:style-name="P7"/>
          </table:table-cell>
          <table:table-cell table:style-name="Tabla3.F6" office:value-type="string">
            <text:p text:style-name="P11">41</text:p>
          </table:table-cell>
        </table:table-row>
        <table:table-row table:style-name="Tabla3.1">
          <table:table-cell table:style-name="Tabla3.A7" office:value-type="string">
            <text:p text:style-name="P16">Antonio de la Torre Pérez</text:p>
          </table:table-cell>
          <table:table-cell table:style-name="Tabla3.B7" office:value-type="string">
            <text:p text:style-name="P12">43142725S</text:p>
          </table:table-cell>
          <table:table-cell table:style-name="Tabla3.C7" office:value-type="string">
            <text:p text:style-name="P12">Calle Bisbe Joan Maura, 15, piso 2</text:p>
          </table:table-cell>
          <table:table-cell table:style-name="Tabla3.D7" office:value-type="string">
            <text:p text:style-name="P12">Palma de Mallorca</text:p>
          </table:table-cell>
          <table:table-cell table:style-name="Tabla3.E7" office:value-type="string">
            <text:p text:style-name="P12">Española</text:p>
          </table:table-cell>
          <table:table-cell table:style-name="Tabla3.F7" office:value-type="string">
            <text:p text:style-name="P12">29</text:p>
          </table:table-cell>
        </table:table-row>
        <table:table-row table:style-name="Tabla3.1">
          <table:table-cell table:style-name="Tabla3.A8" office:value-type="string">
            <text:p text:style-name="P15"/>
          </table:table-cell>
          <table:table-cell table:style-name="Tabla3.B8" office:value-type="string">
            <text:p text:style-name="P7"/>
          </table:table-cell>
          <table:table-cell table:style-name="Tabla3.C8" office:value-type="string">
            <text:p text:style-name="P7"/>
          </table:table-cell>
          <table:table-cell table:style-name="Tabla3.D8" office:value-type="string">
            <text:p text:style-name="P7"/>
          </table:table-cell>
          <table:table-cell table:style-name="Tabla3.E8" office:value-type="string">
            <text:p text:style-name="P7"/>
          </table:table-cell>
          <table:table-cell table:style-name="Tabla3.F8" office:value-type="string">
            <text:p text:style-name="P7"/>
          </table:table-cell>
        </table:table-row>
      </table:table>
      <text:p text:style-name="P19"/>
      <text:p text:style-name="P26"><text:span text:style-name="T1">Se procede a dar lectura del proyecto de Estatutos por el que ha de regirse la asociación, y tras su debate y deliberación, se adoptan los siguientes </text:span><text:span text:style-name="T2">ACUERDOS: </text:span></text:p>
      <text:p text:style-name="P22"/>
      <text:p text:style-name="P27"><text:span text:style-name="T3">PRIMERO.- Constitución de la asociación</text:span><text:span text:style-name="T2">.</text:span></text:p>
      <text:p text:style-name="P22"/>
      <text:p text:style-name="P20">Constituir una asociación, sin ánimo de lucro, cuya denominación exacta es la siguiente: </text:p>
      <text:p text:style-name="P20"/>
      <table:table table:name="Tabla4" table:style-name="Tabla4">
        <table:table-column table:style-name="Tabla4.A"/>
        <table:table-column table:style-name="Tabla4.B"/>
        <table:table-row table:style-name="Tabla4.1">
          <table:table-cell table:style-name="Tabla4.A1" office:value-type="string">
            <text:p text:style-name="P20">DENOMINACIÓN ASOCIACIÓN</text:p>
          </table:table-cell>
          <table:table-cell table:style-name="Tabla4.B1" office:value-type="string">
            <text:p text:style-name="P21">Asociación para la divulgación e investigación de la tecnología (ADIT)</text:p>
          </table:table-cell>
        </table:table-row>
      </table:table>
      <text:p text:style-name="P25"/>
      <text:p text:style-name="P27"><text:span text:style-name="T3">SEGUNDO.- <text:s/>Aprobación de Estatutos sociales.</text:span><text:span text:style-name="T2"> </text:span></text:p>
      <text:p text:style-name="P22"/>
      <text:p text:style-name="P20">Aprobar los Estatutos sociales cuyo tenor literal se refleja en el documento anexo a este acta fundacional, extendidos en duplicado ejemplar, y firmado por todos los socios fundadores y fechado en igual fecha que la presente acta fundacional. </text:p>
      <text:p text:style-name="P25"/>
      <text:p text:style-name="P28">TERCERO.- Designación del órgano de representación inicial de la asociación.</text:p>
      <text:p text:style-name="P22"/>
      <text:p text:style-name="P20">Nombrar a los siguientes miembros del órgano de representación inicial de la asociación </text:p>
      <text:p text:style-name="P20"/>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CARGO</text:p>
          </table:table-cell>
          <table:table-cell table:style-name="Tabla5.A1" office:value-type="string">
            <text:p text:style-name="P13">NOMBRE Y APELLIDOS</text:p>
          </table:table-cell>
          <table:table-cell table:style-name="Tabla5.C1" office:value-type="string">
            <text:p text:style-name="P13">DNI/PAS/NIE</text:p>
          </table:table-cell>
        </table:table-row>
        <table:table-row table:style-name="Tabla5.1">
          <table:table-cell table:style-name="Tabla5.A2" office:value-type="string">
            <text:p text:style-name="P6">PRESIDENTE</text:p>
          </table:table-cell>
          <table:table-cell table:style-name="Tabla5.B2" office:value-type="string">
            <text:p text:style-name="P9">Hugo Chinchilla <text:span text:style-name="T5">Carbonell</text:span></text:p>
          </table:table-cell>
          <table:table-cell table:style-name="Tabla5.C2" office:value-type="string">
            <text:p text:style-name="P32">43206773P</text:p>
          </table:table-cell>
        </table:table-row>
        <table:table-row table:style-name="Tabla5.1">
          <table:table-cell table:style-name="Tabla5.A3" office:value-type="string">
            <text:p text:style-name="P6">SECRETARIO </text:p>
          </table:table-cell>
          <table:table-cell table:style-name="Tabla5.B3" office:value-type="string">
            <text:p text:style-name="P9">Guillermo J. De Ignacio Marí</text:p>
          </table:table-cell>
          <table:table-cell table:style-name="Tabla5.C3" office:value-type="string">
            <text:p text:style-name="P8">43085322C</text:p>
          </table:table-cell>
        </table:table-row>
        <table:table-row table:style-name="Tabla5.1">
          <table:table-cell table:style-name="Tabla5.A4" office:value-type="string">
            <text:p text:style-name="P17"><text:s/></text:p>
          </table:table-cell>
          <table:table-cell table:style-name="Tabla5.B4" office:value-type="string">
            <text:p text:style-name="P12">Antonio de la Torre Pérez</text:p>
          </table:table-cell>
          <table:table-cell table:style-name="Tabla5.C4" office:value-type="string">
            <text:p text:style-name="P12">43142725S</text:p>
          </table:table-cell>
        </table:table-row>
        <table:table-row table:style-name="Tabla5.1">
          <table:table-cell table:style-name="Tabla5.A5" office:value-type="string">
            <text:p text:style-name="P18"><text:s/></text:p>
          </table:table-cell>
          <table:table-cell table:style-name="Tabla5.B5" office:value-type="string">
            <text:p text:style-name="P7"/>
          </table:table-cell>
          <table:table-cell table:style-name="Tabla5.C5" office:value-type="string">
            <text:p text:style-name="P7"/>
          </table:table-cell>
        </table:table-row>
        <table:table-row table:style-name="Tabla5.1">
          <table:table-cell table:style-name="Tabla5.A6" office:value-type="string">
            <text:p text:style-name="P7"/>
          </table:table-cell>
          <table:table-cell table:style-name="Tabla5.B6" office:value-type="string">
            <text:p text:style-name="P7"/>
          </table:table-cell>
          <table:table-cell table:style-name="Tabla5.C6" office:value-type="string">
            <text:p text:style-name="P7"/>
          </table:table-cell>
        </table:table-row>
        <table:table-row table:style-name="Tabla5.1">
          <table:table-cell table:style-name="Tabla5.A7" office:value-type="string">
            <text:p text:style-name="P7"/>
          </table:table-cell>
          <table:table-cell table:style-name="Tabla5.B7" office:value-type="string">
            <text:p text:style-name="P7"/>
          </table:table-cell>
          <table:table-cell table:style-name="Tabla5.C7" office:value-type="string">
            <text:p text:style-name="P7"/>
          </table:table-cell>
        </table:table-row>
      </table:table>
      <text:p text:style-name="P25"/>
      <text:p text:style-name="P29">CUARTO.- Mandato. </text:p>
      <text:p text:style-name="P22"/>
      <text:p text:style-name="P20">El órgano de representación inicial designado se hará cargo de las gestiones pertinentes de forma provisional hasta la inscripción de la asociación en el Registro de Asociaciones correspondiente, en cuyo momento se procederá a la designación del primer órgano de representación de la asociación. </text:p>
      <text:p text:style-name="P20"/>
      <text:p text:style-name="P20">Se faculta a todos y cada uno de los miembros designados a realizar los trámites y actuaciones que sean necesarias ante el Registro de Asociaciones de <text:span text:style-name="T4">Baleares</text:span> para proceder a la inscripción de la asociación. </text:p>
      <text:p text:style-name="P20"/>
      <text:p text:style-name="P20">Y sin más asuntos que tratar, se levanta la sesión, en el lugar y fecha antes señalados, firmando todos los socios fundadores, por duplicado ejemplar, la presente acta de constitución, en todas sus hojas, en prueba de conformidad. </text:p>
      <text:p text:style-name="P20"/>
      <text:p text:style-name="P20"><text:soft-page-break/></text:p>
      <text:p text:style-name="P23">FIRMAS DE LOS/AS SOCIOS/AS FUNDADORES/AS </text:p>
      <text:p text:style-name="P23">(Señalar nombres y apellidos)</text:p>
      <text:p text:style-name="P25"/>
      <text:p text:style-name="P24"/>
      <text:p text:style-name="P24"/>
      <table:table table:name="Firmas" table:style-name="Firmas">
        <table:table-column table:style-name="Firmas.A"/>
        <table:table-column table:style-name="Firmas.B"/>
        <table:table-row table:style-name="Firmas.1">
          <table:table-cell table:style-name="Firmas.A1" office:value-type="string">
            <text:p text:style-name="P30">Hugo Chinchilla Carbonell</text:p>
          </table:table-cell>
          <table:table-cell table:style-name="Firmas.B1" office:value-type="string">
            <text:p text:style-name="P30">Jean-René Merou</text:p>
          </table:table-cell>
        </table:table-row>
        <table:table-row table:style-name="Firmas.1">
          <table:table-cell table:style-name="Firmas.A2" office:value-type="string">
            <text:p text:style-name="P30">Alfredo Arias Berenguer</text:p>
          </table:table-cell>
          <table:table-cell table:style-name="Firmas.B2" office:value-type="string">
            <text:p text:style-name="P30">Guillermo J. De Ignacio Marí</text:p>
          </table:table-cell>
        </table:table-row>
        <table:table-row table:style-name="Firmas.1">
          <table:table-cell table:style-name="Firmas.A2" office:value-type="string">
            <text:p text:style-name="P31">Antonio de la Torre Pérez</text:p>
          </table:table-cell>
          <table:table-cell table:style-name="Firmas.B2" office:value-type="string">
            <text:p text:style-name="Table_20_Contents"/>
          </table:table-cell>
        </table:table-row>
      </table:table>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06cm" style:contextual-spacing="false" fo:keep-with-next="always"/>
      <style:text-properties fo:font-variant="small-caps" fo:color="#003366"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423cm" fo:margin-bottom="0.106cm" style:contextual-spacing="false" fo:keep-with-next="always"/>
      <style:text-properties fo:font-variant="small-caps" fo:color="#003366"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top="0.423cm" fo:margin-bottom="0.106cm" style:contextual-spacing="false" fo:keep-with-next="always"/>
      <style:text-properties fo:color="#003366"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style>
    <style:style style:name="justificado"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Trebuchet MS" style:font-family-complex="'Trebuchet MS'" style:font-family-generic-complex="swiss"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ituloApartado_20_Car_20_Car_20_Car" style:display-name="TituloApartado Car Car Car" style:family="text" style:parent-style-name="Fuente_20_de_20_párrafo_20_predeter.">
      <style:text-properties fo:font-variant="small-caps" fo:color="#003366"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erdana" style:family="text" style:parent-style-name="Fuente_20_de_20_párrafo_20_predeter."/>
    <style:style style:name="Sin_20_espaciado_20_Car" style:display-name="Sin espaciado Car" style:family="text" style:parent-style-name="Fuente_20_de_20_párrafo_20_predeter.">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_20_Car_20_Car1" style:display-name=" Car Car1" style:family="text" style:parent-style-name="Fuente_20_de_20_párrafo_20_predeter.">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outline-level-style>
      <text:outline-level-style text:level="3" text:style-name="WW8Num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outline-level-style>
      <text:outline-level-style text:level="5" text:style-name="WW8Num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508cm"/>
        </style:list-level-properties>
        <style:text-properties style:font-name="Trebuchet MS"/>
      </text:list-level-style-bullet>
      <text:list-level-style-bullet text:level="2" text:style-name="WW8Num1z1" style:num-suffix="." text:bullet-char="o">
        <style:list-level-properties text:list-level-position-and-space-mode="label-alignment">
          <style:list-level-label-alignment text:label-followed-by="listtab" fo:text-indent="-0.635cm" fo:margin-left="2.778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88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98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fo:text-indent="-0.762cm" fo:margin-left="2.648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3.41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4.299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5.188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6.077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6.966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7.855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8z1" style:num-suffix="." style:num-format="i">
        <style:list-level-properties text:list-level-position-and-space-mode="label-alignment">
          <style:list-level-label-alignment text:label-followed-by="listtab" fo:text-indent="-1.27cm" fo:margin-left="3.175cm"/>
        </style:list-level-properties>
      </text:list-level-style-number>
      <text:list-level-style-bullet text:level="3" text:style-name="WW8Num8z2"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2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2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2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2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2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2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2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2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13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3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13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3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3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3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3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4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4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4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4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4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4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4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889cm" fo:text-indent="-0.635cm" fo:margin-left="3.889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699cm" fo:text-indent="-0.635cm" fo:margin-left="7.699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239cm" fo:text-indent="-0.635cm" fo:margin-left="10.2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509cm" fo:text-indent="-0.635cm" fo:margin-left="11.509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779cm"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7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7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7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7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7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7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7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7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style:tab-stops/>
      </style:paragraph-properties>
    </style:style>
    <style:style style:name="MP3" style:family="paragraph" style:parent-style-name="Footer">
      <style:paragraph-properties fo:text-align="end" style:justify-single-word="false"/>
      <style:text-properties style:font-name="Univers 45 Light" style:font-name-complex="Univers 45 Light" style:font-size-complex="10pt"/>
    </style:style>
    <style:style style:name="M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page-layout style:name="Mpm1">
      <style:page-layout-properties fo:page-width="21.001cm" fo:page-height="29.7cm" style:num-format="1" style:print-orientation="portrait" fo:margin-top="2.251cm" fo:margin-bottom="0.75cm" fo:margin-left="3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
      </style:header>
      <style:header-first style:display="false">
        <text:p text:style-name="MP2"><text:tab/></text:p>
      </style:header-first>
      <style:footer>
        <text:p text:style-name="MP3"><text:page-number text:select-page="current">2</text:page-number></text:p>
        <text:p text:style-name="Footer"/>
      </style:footer>
      <style:footer-first style:display="false">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frodcas</meta:initial-creator>
    <meta:creation-date>2013-03-15T08:54:00</meta:creation-date>
    <dc:date>2014-09-24T20:15:19.486431502</dc:date>
    <meta:editing-cycles>12</meta:editing-cycles>
    <meta:editing-duration>PT12M16S</meta:editing-duration>
    <meta:generator>LibreOffice/4.1.3.2$Linux_X86_64 LibreOffice_project/410m0$Build-2</meta:generator>
    <dc:creator>Hugo </dc:creator>
    <meta:document-statistic meta:table-count="6" meta:image-count="0" meta:object-count="0" meta:page-count="2" meta:paragraph-count="70" meta:word-count="411" meta:character-count="2659" meta:non-whitespace-character-count="2297"/>
  </office:meta>
</office:document-meta>
</file>